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93">T</text:span><text:span text:style-name="_31_309">h</text:span><text:span text:style-name="_32_113">e</text:span><text:span text:style-name="_32_"> </text:span><text:span text:style-name="_31_417">M</text:span><text:span text:style-name="_32_113">c</text:span><text:span text:style-name="_38_77">W</text:span><text:span text:style-name="_31_177">i</text:span><text:span text:style-name="_32_389">l</text:span><text:span text:style-name="_32_41">l</text:span><text:span text:style-name="_31_357">i</text:span><text:span text:style-name="_32_689">a</text:span><text:span text:style-name="_35_17">m</text:span><text:span text:style-name="_31_489">s</text:span><text:span text:style-name="_32_065">e</text:span><text:span text:style-name="_38_53">s</text:span><text:span text:style-name="_39_02"> </text:span><text:span text:style-name="_32_257">A</text:span><text:span text:style-name="_33_13">n</text:span><text:span text:style-name="_31_381">d</text:span><text:span text:style-name="_31_802"> </text:span><text:span text:style-name="_33_13">T</text:span><text:span text:style-name="_31_573">h</text:span><text:span text:style-name="_32_245">e</text:span><text:span text:style-name="_33_"> </text:span><text:span text:style-name="_31_789">B</text:span><text:span text:style-name="_32_497">u</text:span><text:span text:style-name="_34_81">r</text:span><text:span text:style-name="_31_597">g</text:span><text:span text:style-name="_32_245">l</text:span><text:span text:style-name="_34_93">a</text:span><text:span text:style-name="_31_237">r</text:span><text:span text:style-name="_31_803"> </text:span><text:span text:style-name="_36_25">A</text:span><text:span text:style-name="_31_717">l</text:span><text:span text:style-name="_32_209">a</text:span><text:span text:style-name="_36_73">r</text:span><text:span text:style-name="_31_597">m</text:span></text:p>
      <text:p text:style-name="P1"><text:span text:style-name="_34_81">b</text:span><text:span text:style-name="_31_129">y</text:span><text:span text:style-name="_31_802"> </text:span><text:span text:style-name="_36_25">M</text:span><text:span text:style-name="_31_357">a</text:span><text:span text:style-name="_32_149">r</text:span><text:span text:style-name="_33_01">k</text:span><text:span text:style-name="_39_02"> </text:span><text:span text:style-name="_32_221">T</text:span><text:span text:style-name="_34_09">w</text:span><text:span text:style-name="_31_789">a</text:span><text:span text:style-name="_32_029">i</text:span><text:span text:style-name="_33_13">n</text:span></text:p>
      <text:p text:style-name="P1"><text:span text:style-name="_34_93">T</text:span><text:span text:style-name="_31_429">h</text:span><text:span text:style-name="_32_245">e</text:span><text:span text:style-name="_32_"> </text:span><text:span text:style-name="_31_309">c</text:span><text:span text:style-name="_32_569">o</text:span><text:span text:style-name="_32_65">n</text:span><text:span text:style-name="_31_717">v</text:span><text:span text:style-name="_32_281">e</text:span><text:span text:style-name="_35_29">r</text:span><text:span text:style-name="_31_573">s</text:span><text:span text:style-name="_32_641">a</text:span><text:span text:style-name="_33_13">t</text:span><text:span text:style-name="_31_321">i</text:span><text:span text:style-name="_32_581">o</text:span><text:span text:style-name="_36_97">n</text:span><text:span text:style-name="_39_03"> </text:span><text:span text:style-name="_32_509">d</text:span><text:span text:style-name="_32_41">r</text:span><text:span text:style-name="_31_309">i</text:span><text:span text:style-name="_32_473">f</text:span><text:span text:style-name="_34_09">t</text:span><text:span text:style-name="_31_717">e</text:span><text:span text:style-name="_32_065">d</text:span><text:span text:style-name="_32_"> </text:span><text:span text:style-name="_31_393">s</text:span><text:span text:style-name="_32_461">m</text:span><text:span text:style-name="_33_49">o</text:span><text:span text:style-name="_31_609">o</text:span><text:span text:style-name="_32_569">t</text:span><text:span text:style-name="_33_01">h</text:span><text:span text:style-name="_31_213">l</text:span><text:span text:style-name="_32_245">y</text:span><text:span text:style-name="_33_"> </text:span><text:span text:style-name="_31_249">a</text:span><text:span text:style-name="_32_653">n</text:span><text:span text:style-name="_32_65">d</text:span><text:span text:style-name="_39_02"> </text:span><text:span text:style-name="_32_461">p</text:span><text:span text:style-name="_32_41">l</text:span><text:span text:style-name="_31_681">e</text:span><text:span text:style-name="_32_041">a</text:span><text:span text:style-name="_36_25">s</text:span><text:span text:style-name="_31_429">a</text:span><text:span text:style-name="_32_605">n</text:span><text:span text:style-name="_32_29">t</text:span><text:span text:style-name="_31_537">l</text:span><text:span text:style-name="_32_653">y</text:span><text:span text:style-name="_33_"> </text:span><text:span text:style-name="_31_417">a</text:span><text:span text:style-name="_32_461">l</text:span><text:span text:style-name="_32_29">o</text:span><text:span text:style-name="_31_573">n</text:span><text:span text:style-name="_32_077">g</text:span><text:span text:style-name="_32_"> </text:span><text:span text:style-name="_31_573">f</text:span><text:span text:style-name="_32_509">r</text:span><text:span text:style-name="_33_49">o</text:span><text:span text:style-name="_31_501">m</text:span><text:span text:style-name="_31_802"> </text:span><text:span text:style-name="_36_01">w</text:span><text:span text:style-name="_31_501">e</text:span><text:span text:style-name="_32_041">a</text:span><text:span text:style-name="_33_01">t</text:span><text:span text:style-name="_31_201">h</text:span><text:span text:style-name="_32_389">e</text:span><text:span text:style-name="_38_53">r</text:span><text:span text:style-name="_39_02"> </text:span><text:span text:style-name="_32_317">t</text:span><text:span text:style-name="_36_61">o</text:span><text:span text:style-name="_39_02"> </text:span><text:span text:style-name="_32_029">c</text:span><text:span text:style-name="_36_97">r</text:span><text:span text:style-name="_31_525">o</text:span><text:span text:style-name="_32_137">p</text:span><text:span text:style-name="_36_37">s</text:span><text:span text:style-name="_31_789">,</text:span><text:span text:style-name="_31_802"> </text:span><text:span text:style-name="_36_73">f</text:span><text:span text:style-name="_31_597">r</text:span><text:span text:style-name="_32_101">o</text:span><text:span text:style-name="_37_81">m</text:span><text:span text:style-name="_39_02"> </text:span><text:span text:style-name="_32_389">c</text:span><text:span text:style-name="_33_49">r</text:span><text:span text:style-name="_31_357">o</text:span><text:span text:style-name="_32_137">p</text:span><text:span text:style-name="_37_81">s</text:span><text:span text:style-name="_39_02"> </text:span><text:span text:style-name="_32_677">t</text:span><text:span text:style-name="_38_53">o</text:span><text:span text:style-name="_39_02"> </text:span><text:span text:style-name="_32_101">l</text:span><text:span text:style-name="_34_57">i</text:span><text:span text:style-name="_31_705">t</text:span><text:span text:style-name="_32_689">e</text:span><text:span text:style-name="_38_17">r</text:span><text:span text:style-name="_31_525">a</text:span><text:span text:style-name="_32_677">t</text:span><text:span text:style-name="_33_13">u</text:span><text:span text:style-name="_31_129">r</text:span><text:span text:style-name="_32_677">e</text:span><text:span text:style-name="_35_89">,</text:span><text:span text:style-name="_39_02"> </text:span><text:span text:style-name="_32_077">f</text:span><text:span text:style-name="_35_29">r</text:span><text:span text:style-name="_31_717">o</text:span><text:span text:style-name="_32_221">m</text:span><text:span text:style-name="_32_"> </text:span><text:span text:style-name="_31_777">l</text:span><text:span text:style-name="_32_401">i</text:span><text:span text:style-name="_38_41">t</text:span><text:span text:style-name="_31_741">e</text:span><text:span text:style-name="_32_137">r</text:span><text:span text:style-name="_34_21">a</text:span><text:span text:style-name="_31_417">t</text:span><text:span text:style-name="_32_653">u</text:span><text:span text:style-name="_33_13">r</text:span><text:span text:style-name="_31_417">e</text:span><text:span text:style-name="_31_803"> </text:span><text:span text:style-name="_38_41">t</text:span><text:span text:style-name="_31_177">o</text:span><text:span text:style-name="_31_803"> </text:span><text:span text:style-name="_32_77">s</text:span><text:span text:style-name="_31_561">c</text:span><text:span text:style-name="_32_041">a</text:span><text:span text:style-name="_38_77">n</text:span><text:span text:style-name="_31_309">d</text:span><text:span text:style-name="_32_029">a</text:span><text:span text:style-name="_37_69">l</text:span><text:span text:style-name="_31_357">,</text:span><text:span text:style-name="_31_802"> </text:span><text:span text:style-name="_34_81">f</text:span><text:span text:style-name="_31_129">r</text:span><text:span text:style-name="_32_113">o</text:span><text:span text:style-name="_32_65">m</text:span><text:span text:style-name="_39_03"> </text:span><text:span text:style-name="_32_209">s</text:span><text:span text:style-name="_32_41">c</text:span><text:span text:style-name="_31_753">a</text:span><text:span text:style-name="_32_329">n</text:span><text:span text:style-name="_38_05">d</text:span><text:span text:style-name="_31_201">a</text:span><text:span text:style-name="_32_281">l</text:span><text:span text:style-name="_32_"> </text:span><text:span text:style-name="_31_501">t</text:span><text:span text:style-name="_32_473">o</text:span><text:span text:style-name="_33_"> </text:span><text:span text:style-name="_31_429">r</text:span><text:span text:style-name="_32_461">e</text:span><text:span text:style-name="_34_21">l</text:span><text:span text:style-name="_31_141">i</text:span><text:span text:style-name="_32_245">g</text:span><text:span text:style-name="_33_01">i</text:span><text:span text:style-name="_31_537">o</text:span><text:span text:style-name="_32_653">n</text:span><text:span text:style-name="_35_17">;</text:span><text:span text:style-name="_39_02"> </text:span><text:span text:style-name="_32_281">t</text:span><text:span text:style-name="_38_89">h</text:span><text:span text:style-name="_31_525">e</text:span><text:span text:style-name="_32_149">n</text:span><text:span text:style-name="_32_"> </text:span><text:span text:style-name="_31_309">t</text:span><text:span text:style-name="_32_605">o</text:span><text:span text:style-name="_32_65">o</text:span><text:span text:style-name="_31_669">k</text:span><text:span text:style-name="_31_803"> </text:span><text:span text:style-name="_34_45">a</text:span><text:span text:style-name="_39_03"> </text:span><text:span text:style-name="_32_065">r</text:span><text:span text:style-name="_35_89">a</text:span><text:span text:style-name="_31_249">n</text:span><text:span text:style-name="_32_473">d</text:span><text:span text:style-name="_37_81">o</text:span><text:span text:style-name="_31_597">m</text:span><text:span text:style-name="_31_803"> </text:span><text:span text:style-name="_38_53">j</text:span><text:span text:style-name="_31_789">u</text:span><text:span text:style-name="_32_437">m</text:span><text:span text:style-name="_32_41">p</text:span><text:span text:style-name="_31_357">,</text:span><text:span text:style-name="_31_803"> </text:span><text:span text:style-name="_33_37">a</text:span><text:span text:style-name="_31_357">n</text:span><text:span text:style-name="_32_641">d</text:span><text:span text:style-name="_32_"> </text:span><text:span text:style-name="_31_213">l</text:span><text:span text:style-name="_32_293">a</text:span><text:span text:style-name="_36_97">n</text:span><text:span text:style-name="_31_321">d</text:span><text:span text:style-name="_32_473">e</text:span><text:span text:style-name="_33_49">d</text:span><text:span text:style-name="_39_03"> </text:span><text:span text:style-name="_32_317">o</text:span><text:span text:style-name="_34_81">n</text:span><text:span text:style-name="_39_02"> </text:span><text:span text:style-name="_32_257">t</text:span><text:span text:style-name="_38_77">h</text:span><text:span text:style-name="_31_213">e</text:span><text:span text:style-name="_31_802"> </text:span><text:span text:style-name="_36_01">s</text:span><text:span text:style-name="_31_609">u</text:span><text:span text:style-name="_32_653">b</text:span><text:span text:style-name="_34_57">j</text:span><text:span text:style-name="_31_357">e</text:span><text:span text:style-name="_32_617">c</text:span><text:span text:style-name="_36_01">t</text:span><text:span text:style-name="_39_02"> </text:span><text:span text:style-name="_32_281">o</text:span><text:span text:style-name="_34_93">f</text:span><text:span text:style-name="_39_02"> </text:span><text:span text:style-name="_32_329">b</text:span><text:span text:style-name="_38_05">u</text:span><text:span text:style-name="_31_681">r</text:span><text:span text:style-name="_32_281">g</text:span><text:span text:style-name="_34_57">l</text:span><text:span text:style-name="_31_249">a</text:span><text:span text:style-name="_32_689">r</text:span><text:span text:style-name="_32_"> </text:span><text:span text:style-name="_31_237">a</text:span><text:span text:style-name="_32_293">l</text:span><text:span text:style-name="_38_53">a</text:span><text:span text:style-name="_31_717">r</text:span><text:span text:style-name="_32_113">m</text:span><text:span text:style-name="_38_77">s</text:span><text:span text:style-name="_31_669">.</text:span><text:span text:style-name="_31_802"> </text:span><text:span text:style-name="_36_37">A</text:span><text:span text:style-name="_31_321">n</text:span><text:span text:style-name="_32_029">d</text:span><text:span text:style-name="_32_"> </text:span><text:span text:style-name="_31_753">n</text:span><text:span text:style-name="_32_245">o</text:span><text:span text:style-name="_36_01">w</text:span><text:span text:style-name="_39_02"> </text:span><text:span text:style-name="_32_569">f</text:span><text:span text:style-name="_36_97">o</text:span><text:span text:style-name="_31_597">r</text:span><text:span text:style-name="_31_803"> </text:span><text:span text:style-name="_32_29">t</text:span><text:span text:style-name="_31_237">h</text:span><text:span text:style-name="_32_677">e</text:span><text:span text:style-name="_33_"> </text:span><text:span text:style-name="_31_213">f</text:span><text:span text:style-name="_32_437">i</text:span><text:span text:style-name="_36_37">r</text:span><text:span text:style-name="_31_597">s</text:span><text:span text:style-name="_32_581">t</text:span><text:span text:style-name="_32_"> </text:span><text:span text:style-name="_31_753">t</text:span><text:span text:style-name="_32_689">i</text:span><text:span text:style-name="_36_25">m</text:span><text:span text:style-name="_31_129">e</text:span><text:span text:style-name="_31_802"> </text:span><text:span text:style-name="_33_01">M</text:span><text:span text:style-name="_31_501">r</text:span><text:span text:style-name="_32_497">.</text:span><text:span text:style-name="_33_"> </text:span><text:span text:style-name="_31_561">M</text:span><text:span text:style-name="_32_209">c</text:span><text:span text:style-name="_34_21">W</text:span><text:span text:style-name="_31_537">i</text:span><text:span text:style-name="_32_497">l</text:span><text:span text:style-name="_33_01">l</text:span><text:span text:style-name="_31_237">i</text:span><text:span text:style-name="_32_209">a</text:span><text:span text:style-name="_34_09">m</text:span><text:span text:style-name="_31_213">s</text:span><text:span text:style-name="_31_803"> </text:span><text:span text:style-name="_34_81">s</text:span><text:span text:style-name="_31_597">h</text:span><text:span text:style-name="_32_581">o</text:span><text:span text:style-name="_33_13">w</text:span><text:span text:style-name="_31_417">e</text:span><text:span text:style-name="_32_281">d</text:span><text:span text:style-name="_33_"> </text:span><text:span text:style-name="_31_669">f</text:span><text:span text:style-name="_32_569">e</text:span><text:span text:style-name="_36_37">e</text:span><text:span text:style-name="_31_309">l</text:span><text:span text:style-name="_32_077">i</text:span><text:span text:style-name="_33_01">n</text:span><text:span text:style-name="_31_717">g</text:span><text:span text:style-name="_32_209">.</text:span><text:span text:style-name="_33_"> </text:span><text:span text:style-name="_31_357">W</text:span><text:span text:style-name="_32_281">h</text:span><text:span text:style-name="_38_05">e</text:span><text:span text:style-name="_31_525">n</text:span><text:span text:style-name="_32_041">e</text:span><text:span text:style-name="_37_69">v</text:span><text:span text:style-name="_31_237">e</text:span><text:span text:style-name="_32_641">r</text:span><text:span text:style-name="_32_"> </text:span><text:span text:style-name="_31_129">I</text:span><text:span text:style-name="_31_803"> </text:span><text:span text:style-name="_34_21">p</text:span><text:span text:style-name="_31_525">e</text:span><text:span text:style-name="_32_065">r</text:span><text:span text:style-name="_36_61">c</text:span><text:span text:style-name="_31_537">e</text:span><text:span text:style-name="_32_653">i</text:span><text:span text:style-name="_34_93">v</text:span><text:span text:style-name="_31_525">e</text:span><text:span text:style-name="_31_803"> </text:span><text:span text:style-name="_35_89">t</text:span><text:span text:style-name="_31_597">h</text:span><text:span text:style-name="_32_389">i</text:span><text:span text:style-name="_36_01">s</text:span><text:span text:style-name="_39_03"> </text:span><text:span text:style-name="_32_641">s</text:span><text:span text:style-name="_32_77">i</text:span><text:span text:style-name="_31_321">g</text:span><text:span text:style-name="_32_617">n</text:span><text:span text:style-name="_32_"> </text:span><text:span text:style-name="_31_669">o</text:span><text:span text:style-name="_32_137">n</text:span><text:span text:style-name="_32_"> </text:span><text:span text:style-name="_31_417">t</text:span><text:span text:style-name="_32_389">h</text:span><text:span text:style-name="_35_29">i</text:span><text:span text:style-name="_31_417">s</text:span><text:span text:style-name="_31_803"> </text:span><text:span text:style-name="_34_81">m</text:span><text:span text:style-name="_31_525">a</text:span><text:span text:style-name="_32_461">n</text:span><text:span text:style-name="_37_81">'</text:span><text:span text:style-name="_31_357">s</text:span><text:span text:style-name="_31_803"> </text:span><text:span text:style-name="_36_01">d</text:span><text:span text:style-name="_31_417">i</text:span><text:span text:style-name="_32_137">a</text:span><text:span text:style-name="_35_29">l</text:span><text:span text:style-name="_31_417">,</text:span><text:span text:style-name="_31_802"> </text:span><text:span text:style-name="_36_37">I</text:span><text:span text:style-name="_39_02"> </text:span><text:span text:style-name="_32_617">c</text:span><text:span text:style-name="_32_41">o</text:span><text:span text:style-name="_31_249">m</text:span><text:span text:style-name="_32_257">p</text:span><text:span text:style-name="_38_53">r</text:span><text:span text:style-name="_31_777">e</text:span><text:span text:style-name="_32_221">h</text:span><text:span text:style-name="_32_65">e</text:span><text:span text:style-name="_31_489">n</text:span><text:span text:style-name="_32_293">d</text:span><text:span text:style-name="_33_"> </text:span><text:span text:style-name="_31_177">i</text:span><text:span text:style-name="_32_209">t</text:span><text:span text:style-name="_33_13">,</text:span><text:span text:style-name="_39_03"> </text:span><text:span text:style-name="_32_509">a</text:span><text:span text:style-name="_38_05">n</text:span><text:span text:style-name="_31_561">d</text:span><text:span text:style-name="_31_802"> </text:span><text:span text:style-name="_32_29">l</text:span><text:span text:style-name="_31_525">a</text:span><text:span text:style-name="_32_137">p</text:span><text:span text:style-name="_38_41">s</text:span><text:span text:style-name="_31_357">e</text:span><text:span text:style-name="_31_802"> </text:span><text:span text:style-name="_37_81">i</text:span><text:span text:style-name="_31_381">n</text:span><text:span text:style-name="_32_497">t</text:span><text:span text:style-name="_35_29">o</text:span><text:span text:style-name="_39_03"> </text:span><text:span text:style-name="_32_617">s</text:span><text:span text:style-name="_34_57">i</text:span><text:span text:style-name="_31_177">l</text:span><text:span text:style-name="_32_389">e</text:span><text:span text:style-name="_33_01">n</text:span><text:span text:style-name="_31_501">c</text:span><text:span text:style-name="_32_389">e</text:span><text:span text:style-name="_38_41">,</text:span><text:span text:style-name="_39_02"> </text:span><text:span text:style-name="_32_293">a</text:span><text:span text:style-name="_37_81">n</text:span><text:span text:style-name="_31_501">d</text:span><text:span text:style-name="_31_803"> </text:span><text:span text:style-name="_36_25">g</text:span><text:span text:style-name="_31_525">i</text:span><text:span text:style-name="_32_029">v</text:span><text:span text:style-name="_35_17">e</text:span><text:span text:style-name="_39_02"> </text:span><text:span text:style-name="_32_065">h</text:span><text:span text:style-name="_32_77">i</text:span><text:span text:style-name="_31_561">m</text:span><text:span text:style-name="_31_802"> </text:span><text:span text:style-name="_37_69">o</text:span><text:span text:style-name="_31_537">p</text:span><text:span text:style-name="_32_605">p</text:span><text:span text:style-name="_36_25">o</text:span><text:span text:style-name="_31_309">r</text:span><text:span text:style-name="_32_401">t</text:span><text:span text:style-name="_36_73">u</text:span><text:span text:style-name="_31_357">n</text:span><text:span text:style-name="_32_401">i</text:span><text:span text:style-name="_38_77">t</text:span><text:span text:style-name="_31_165">y</text:span><text:span text:style-name="_31_803"> </text:span><text:span text:style-name="_38_05">t</text:span><text:span text:style-name="_31_597">o</text:span><text:span text:style-name="_31_802"> </text:span><text:span text:style-name="_34_21">u</text:span><text:span text:style-name="_31_777">n</text:span><text:span text:style-name="_32_425">l</text:span><text:span text:style-name="_35_29">o</text:span><text:span text:style-name="_31_237">a</text:span><text:span text:style-name="_32_245">d</text:span><text:span text:style-name="_32_"> </text:span><text:span text:style-name="_31_429">h</text:span><text:span text:style-name="_32_245">i</text:span><text:span text:style-name="_38_17">s</text:span><text:span text:style-name="_39_02"> </text:span><text:span text:style-name="_32_041">h</text:span><text:span text:style-name="_36_01">e</text:span><text:span text:style-name="_31_561">a</text:span><text:span text:style-name="_32_509">r</text:span><text:span text:style-name="_34_93">t</text:span><text:span text:style-name="_31_717">.</text:span><text:span text:style-name="_31_803"> </text:span><text:span text:style-name="_38_77">S</text:span><text:span text:style-name="_31_753">a</text:span><text:span text:style-name="_32_041">i</text:span><text:span text:style-name="_32_65">d</text:span><text:span text:style-name="_39_03"> </text:span><text:span text:style-name="_32_041">h</text:span><text:span text:style-name="_34_21">e</text:span><text:span text:style-name="_31_741">,</text:span><text:span text:style-name="_31_802"> </text:span><text:span text:style-name="_36_01">w</text:span><text:span text:style-name="_31_669">i</text:span><text:span text:style-name="_32_401">t</text:span><text:span text:style-name="_33_01">h</text:span><text:span text:style-name="_39_02"> </text:span><text:span text:style-name="_32_293">b</text:span><text:span text:style-name="_36_01">u</text:span><text:span text:style-name="_31_213">t</text:span><text:span text:style-name="_31_802"> </text:span><text:span text:style-name="_36_97">i</text:span><text:span text:style-name="_31_741">l</text:span><text:span text:style-name="_32_497">l</text:span><text:span text:style-name="_32_437">-</text:span><text:span text:style-name="_37_09">c</text:span><text:span text:style-name="_31_609">o</text:span><text:span text:style-name="_32_689">n</text:span><text:span text:style-name="_36_25">t</text:span><text:span text:style-name="_31_321">r</text:span><text:span text:style-name="_32_257">o</text:span><text:span text:style-name="_34_21">l</text:span><text:span text:style-name="_31_777">l</text:span><text:span text:style-name="_32_113">e</text:span><text:span text:style-name="_34_57">d</text:span><text:span text:style-name="_39_03"> </text:span><text:span text:style-name="_32_569">e</text:span><text:span text:style-name="_36_73">m</text:span><text:span text:style-name="_31_321">o</text:span><text:span text:style-name="_32_581">t</text:span><text:span text:style-name="_35_89">i</text:span><text:span text:style-name="_31_789">o</text:span><text:span text:style-name="_32_497">n</text:span><text:span text:style-name="_36_61">:</text:span></text:p>
      <text:p text:style-name="P1"><text:span text:style-name="_33_13">"</text:span><text:span text:style-name="_31_753">I</text:span><text:span text:style-name="_31_802"> </text:span><text:span text:style-name="_34_21">d</text:span><text:span text:style-name="_31_201">o</text:span><text:span text:style-name="_31_803"> </text:span><text:span text:style-name="_34_09">n</text:span><text:span text:style-name="_31_429">o</text:span><text:span text:style-name="_32_257">t</text:span><text:span text:style-name="_33_"> </text:span><text:span text:style-name="_31_597">g</text:span><text:span text:style-name="_32_461">o</text:span><text:span text:style-name="_32_"> </text:span><text:span text:style-name="_31_213">o</text:span><text:span text:style-name="_32_389">n</text:span><text:span text:style-name="_33_37">e</text:span><text:span text:style-name="_39_02"> </text:span><text:span text:style-name="_32_677">s</text:span><text:span text:style-name="_33_01">i</text:span><text:span text:style-name="_31_345">n</text:span><text:span text:style-name="_32_641">g</text:span><text:span text:style-name="_33_49">l</text:span><text:span text:style-name="_31_537">e</text:span><text:span text:style-name="_31_803"> </text:span><text:span text:style-name="_32_77">c</text:span><text:span text:style-name="_31_129">e</text:span><text:span text:style-name="_32_437">n</text:span><text:span text:style-name="_35_29">t</text:span><text:span text:style-name="_39_02"> </text:span><text:span text:style-name="_32_041">o</text:span><text:span text:style-name="_38_05">n</text:span><text:span text:style-name="_39_03"> </text:span><text:span text:style-name="_32_137">b</text:span><text:span text:style-name="_32_41">u</text:span><text:span text:style-name="_31_393">r</text:span><text:span text:style-name="_32_065">g</text:span><text:span text:style-name="_32_65">l</text:span><text:span text:style-name="_31_165">a</text:span><text:span text:style-name="_32_581">r</text:span><text:span text:style-name="_32_"> </text:span><text:span text:style-name="_31_741">a</text:span><text:span text:style-name="_32_041">l</text:span><text:span text:style-name="_33_01">a</text:span><text:span text:style-name="_31_597">r</text:span><text:span text:style-name="_32_317">m</text:span><text:span text:style-name="_38_41">s</text:span><text:span text:style-name="_31_393">,</text:span><text:span text:style-name="_31_802"> </text:span><text:span text:style-name="_35_89">M</text:span><text:span text:style-name="_31_165">r</text:span><text:span text:style-name="_32_689">.</text:span><text:span text:style-name="_33_"> </text:span><text:span text:style-name="_31_165">T</text:span><text:span text:style-name="_32_401">w</text:span><text:span text:style-name="_36_61">a</text:span><text:span text:style-name="_31_609">i</text:span><text:span text:style-name="_32_317">n</text:span><text:span text:style-name="_32_509">--</text:span><text:span text:style-name="_36_61">n</text:span><text:span text:style-name="_31_141">o</text:span><text:span text:style-name="_32_497">t</text:span><text:span text:style-name="_33_"> </text:span><text:span text:style-name="_31_789">a</text:span><text:span text:style-name="_31_802"> </text:span><text:span text:style-name="_36_73">s</text:span><text:span text:style-name="_31_201">i</text:span><text:span text:style-name="_32_677">n</text:span><text:span text:style-name="_36_01">g</text:span><text:span text:style-name="_31_561">l</text:span><text:span text:style-name="_32_281">e</text:span><text:span text:style-name="_33_"> </text:span><text:span text:style-name="_31_705">c</text:span><text:span text:style-name="_32_689">e</text:span><text:span text:style-name="_38_89">n</text:span><text:span text:style-name="_31_429">t</text:span><text:span text:style-name="_31_705">--</text:span><text:span text:style-name="_36_61">a</text:span><text:span text:style-name="_31_429">n</text:span><text:span text:style-name="_32_041">d</text:span><text:span text:style-name="_32_"> </text:span><text:span text:style-name="_31_681">I</text:span><text:span text:style-name="_31_803"> </text:span><text:span text:style-name="_36_97">w</text:span><text:span text:style-name="_31_753">i</text:span><text:span text:style-name="_32_401">l</text:span><text:span text:style-name="_34_93">l</text:span><text:span text:style-name="_39_03"> </text:span><text:span text:style-name="_32_461">t</text:span><text:span text:style-name="_37_81">e</text:span><text:span text:style-name="_31_213">l</text:span><text:span text:style-name="_32_113">l</text:span><text:span text:style-name="_32_"> </text:span><text:span text:style-name="_31_741">y</text:span><text:span text:style-name="_32_317">o</text:span><text:span text:style-name="_35_17">u</text:span><text:span text:style-name="_39_02"> </text:span><text:span text:style-name="_32_281">w</text:span><text:span text:style-name="_35_89">h</text:span><text:span text:style-name="_31_321">y</text:span><text:span text:style-name="_32_029">.</text:span><text:span text:style-name="_32_"> </text:span><text:span text:style-name="_31_393">W</text:span><text:span text:style-name="_32_617">h</text:span><text:span text:style-name="_33_37">e</text:span><text:span text:style-name="_31_201">n</text:span><text:span text:style-name="_31_802"> </text:span><text:span text:style-name="_34_93">w</text:span><text:span text:style-name="_31_177">e</text:span><text:span text:style-name="_31_802"> </text:span><text:span text:style-name="_36_37">w</text:span><text:span text:style-name="_31_573">e</text:span><text:span text:style-name="_32_137">r</text:span><text:span text:style-name="_37_81">e</text:span><text:span text:style-name="_39_02"> </text:span><text:span text:style-name="_32_293">f</text:span><text:span text:style-name="_33_49">i</text:span><text:span text:style-name="_31_669">n</text:span><text:span text:style-name="_32_137">i</text:span><text:span text:style-name="_32_77">s</text:span><text:span text:style-name="_31_249">h</text:span><text:span text:style-name="_32_065">i</text:span><text:span text:style-name="_36_01">n</text:span><text:span text:style-name="_31_789">g</text:span><text:span text:style-name="_31_803"> </text:span><text:span text:style-name="_38_53">o</text:span><text:span text:style-name="_31_417">u</text:span><text:span text:style-name="_32_605">r</text:span><text:span text:style-name="_33_"> </text:span><text:span text:style-name="_31_609">h</text:span><text:span text:style-name="_32_065">o</text:span><text:span text:style-name="_38_89">u</text:span><text:span text:style-name="_31_597">s</text:span><text:span text:style-name="_32_437">e</text:span><text:span text:style-name="_34_09">,</text:span><text:span text:style-name="_39_02"> </text:span><text:span text:style-name="_32_605">w</text:span><text:span text:style-name="_34_57">e</text:span><text:span text:style-name="_39_03"> </text:span><text:span text:style-name="_32_641">f</text:span><text:span text:style-name="_38_53">o</text:span><text:span text:style-name="_31_609">u</text:span><text:span text:style-name="_32_473">n</text:span><text:span text:style-name="_37_69">d</text:span><text:span text:style-name="_39_02"> </text:span><text:span text:style-name="_32_041">w</text:span><text:span text:style-name="_32_41">e</text:span><text:span text:style-name="_39_02"> </text:span><text:span text:style-name="_32_497">h</text:span><text:span text:style-name="_37_09">a</text:span><text:span text:style-name="_31_177">d</text:span><text:span text:style-name="_31_802"> </text:span><text:span text:style-name="_34_57">a</text:span><text:span text:style-name="_39_03"> </text:span><text:span text:style-name="_32_257">l</text:span><text:span text:style-name="_34_09">i</text:span><text:span text:style-name="_31_741">t</text:span><text:span text:style-name="_32_677">t</text:span><text:span text:style-name="_36_37">l</text:span><text:span text:style-name="_31_741">e</text:span><text:span text:style-name="_31_803"> </text:span><text:span text:style-name="_36_61">c</text:span><text:span text:style-name="_31_381">a</text:span><text:span text:style-name="_32_497">s</text:span><text:span text:style-name="_32_29">h</text:span><text:span text:style-name="_39_03"> </text:span><text:span text:style-name="_32_029">l</text:span><text:span text:style-name="_38_53">e</text:span><text:span text:style-name="_31_753">f</text:span><text:span text:style-name="_32_425">t</text:span><text:span text:style-name="_32_"> </text:span><text:span text:style-name="_31_705">o</text:span><text:span text:style-name="_32_461">v</text:span><text:span text:style-name="_32_77">e</text:span><text:span text:style-name="_31_393">r</text:span><text:span text:style-name="_32_653">,</text:span><text:span text:style-name="_32_"> </text:span><text:span text:style-name="_31_417">o</text:span><text:span text:style-name="_32_065">n</text:span><text:span text:style-name="_33_"> </text:span><text:span text:style-name="_31_417">a</text:span><text:span text:style-name="_32_065">c</text:span><text:span text:style-name="_37_81">c</text:span><text:span text:style-name="_31_393">o</text:span><text:span text:style-name="_32_317">u</text:span><text:span text:style-name="_34_93">n</text:span><text:span text:style-name="_31_129">t</text:span><text:span text:style-name="_31_803"> </text:span><text:span text:style-name="_35_29">o</text:span><text:span text:style-name="_31_741">f</text:span><text:span text:style-name="_31_803"> </text:span><text:span text:style-name="_34_21">t</text:span><text:span text:style-name="_31_177">h</text:span><text:span text:style-name="_32_581">e</text:span><text:span text:style-name="_33_"> </text:span><text:span text:style-name="_31_669">p</text:span><text:span text:style-name="_32_245">l</text:span><text:span text:style-name="_32_41">u</text:span><text:span text:style-name="_31_249">m</text:span><text:span text:style-name="_32_389">b</text:span><text:span text:style-name="_32_29">e</text:span><text:span text:style-name="_31_609">r</text:span><text:span text:style-name="_31_803"> </text:span><text:span text:style-name="_34_45">n</text:span><text:span text:style-name="_31_489">o</text:span><text:span text:style-name="_32_209">t</text:span><text:span text:style-name="_32_"> </text:span><text:span text:style-name="_31_669">k</text:span><text:span text:style-name="_32_569">n</text:span><text:span text:style-name="_33_13">o</text:span><text:span text:style-name="_31_501">w</text:span><text:span text:style-name="_32_461">i</text:span><text:span text:style-name="_36_73">n</text:span><text:span text:style-name="_31_393">g</text:span><text:span text:style-name="_31_803"> </text:span><text:span text:style-name="_32_77">i</text:span><text:span text:style-name="_31_249">t</text:span><text:span text:style-name="_32_257">.</text:span><text:span text:style-name="_32_"> </text:span><text:span text:style-name="_31_141">I</text:span><text:span text:style-name="_31_802"> </text:span><text:span text:style-name="_38_05">w</text:span><text:span text:style-name="_31_717">a</text:span><text:span text:style-name="_32_245">s</text:span><text:span text:style-name="_32_"> </text:span><text:span text:style-name="_31_489">f</text:span><text:span text:style-name="_32_221">o</text:span><text:span text:style-name="_32_65">r</text:span><text:span text:style-name="_39_02"> </text:span><text:span text:style-name="_32_293">e</text:span><text:span text:style-name="_37_81">n</text:span><text:span text:style-name="_31_597">l</text:span><text:span text:style-name="_32_329">i</text:span><text:span text:style-name="_34_81">g</text:span><text:span text:style-name="_31_681">h</text:span><text:span text:style-name="_32_041">t</text:span><text:span text:style-name="_38_89">e</text:span><text:span text:style-name="_31_417">n</text:span><text:span text:style-name="_32_509">i</text:span><text:span text:style-name="_37_69">n</text:span><text:span text:style-name="_31_777">g</text:span><text:span text:style-name="_31_802"> </text:span><text:span text:style-name="_35_29">t</text:span><text:span text:style-name="_31_537">h</text:span><text:span text:style-name="_32_605">e</text:span><text:span text:style-name="_32_"> </text:span><text:span text:style-name="_31_609">h</text:span><text:span text:style-name="_32_149">e</text:span><text:span text:style-name="_34_57">a</text:span><text:span text:style-name="_31_789">t</text:span><text:span text:style-name="_32_317">h</text:span><text:span text:style-name="_37_09">e</text:span><text:span text:style-name="_31_213">n</text:span><text:span text:style-name="_31_802"> </text:span><text:span text:style-name="_37_09">w</text:span><text:span text:style-name="_31_309">i</text:span><text:span text:style-name="_32_293">t</text:span><text:span text:style-name="_34_09">h</text:span><text:span text:style-name="_39_03"> </text:span><text:span text:style-name="_32_149">i</text:span><text:span text:style-name="_34_45">t</text:span><text:span text:style-name="_31_573">,</text:span><text:span text:style-name="_31_803"> </text:span><text:span text:style-name="_32_65">f</text:span><text:span text:style-name="_31_681">o</text:span><text:span text:style-name="_32_617">r</text:span><text:span text:style-name="_32_"> </text:span><text:span text:style-name="_31_249">I</text:span><text:span text:style-name="_31_802"> </text:span><text:span text:style-name="_33_37">w</text:span><text:span text:style-name="_31_705">a</text:span><text:span text:style-name="_32_581">s</text:span><text:span text:style-name="_32_"> </text:span><text:span text:style-name="_31_669">a</text:span><text:span text:style-name="_32_581">l</text:span><text:span text:style-name="_38_41">w</text:span><text:span text:style-name="_31_777">a</text:span><text:span text:style-name="_32_605">y</text:span><text:span text:style-name="_32_77">s</text:span><text:span text:style-name="_39_02"> </text:span><text:span text:style-name="_32_401">u</text:span><text:span text:style-name="_33_49">n</text:span><text:span text:style-name="_31_561">a</text:span><text:span text:style-name="_32_425">c</text:span><text:span text:style-name="_38_41">c</text:span><text:span text:style-name="_31_789">o</text:span><text:span text:style-name="_32_401">u</text:span><text:span text:style-name="_34_93">n</text:span><text:span text:style-name="_31_609">t</text:span><text:span text:style-name="_32_137">a</text:span><text:span text:style-name="_32_29">b</text:span><text:span text:style-name="_31_597">l</text:span><text:span text:style-name="_32_497">y</text:span><text:span text:style-name="_32_"> </text:span><text:span text:style-name="_31_573">d</text:span><text:span text:style-name="_32_317">o</text:span><text:span text:style-name="_36_61">w</text:span><text:span text:style-name="_31_321">n</text:span><text:span text:style-name="_31_803"> </text:span><text:span text:style-name="_33_49">o</text:span><text:span text:style-name="_31_573">n</text:span><text:span text:style-name="_31_802"> </text:span><text:span text:style-name="_38_41">t</text:span><text:span text:style-name="_31_741">h</text:span><text:span text:style-name="_32_425">e</text:span><text:span text:style-name="_33_"> </text:span><text:span text:style-name="_31_705">h</text:span><text:span text:style-name="_32_029">e</text:span><text:span text:style-name="_36_97">a</text:span><text:span text:style-name="_31_573">t</text:span><text:span text:style-name="_32_497">h</text:span><text:span text:style-name="_36_37">e</text:span><text:span text:style-name="_31_129">n</text:span><text:span text:style-name="_31_803"> </text:span><text:span text:style-name="_36_61">s</text:span><text:span text:style-name="_31_681">o</text:span><text:span text:style-name="_32_329">m</text:span><text:span text:style-name="_34_21">e</text:span><text:span text:style-name="_31_417">h</text:span><text:span text:style-name="_32_245">o</text:span><text:span text:style-name="_32_65">w</text:span><text:span text:style-name="_31_177">;</text:span><text:span text:style-name="_31_802"> </text:span><text:span text:style-name="_38_17">b</text:span><text:span text:style-name="_31_321">u</text:span><text:span text:style-name="_32_509">t</text:span><text:span text:style-name="_32_"> </text:span><text:span text:style-name="_31_237">M</text:span><text:span text:style-name="_32_281">r</text:span><text:span text:style-name="_32_77">s</text:span><text:span text:style-name="_31_669">.</text:span><text:span text:style-name="_31_803"> </text:span><text:span text:style-name="_38_77">M</text:span><text:span text:style-name="_31_141">c</text:span><text:span text:style-name="_32_209">W</text:span><text:span text:style-name="_37_09">i</text:span><text:span text:style-name="_31_489">l</text:span><text:span text:style-name="_32_209">l</text:span><text:span text:style-name="_36_61">i</text:span><text:span text:style-name="_31_141">a</text:span><text:span text:style-name="_32_641">m</text:span><text:span text:style-name="_38_05">s</text:span><text:span text:style-name="_39_02"> </text:span><text:span text:style-name="_32_641">s</text:span><text:span text:style-name="_36_01">a</text:span><text:span text:style-name="_31_429">i</text:span><text:span text:style-name="_32_641">d</text:span><text:span text:style-name="_33_"> </text:span><text:span text:style-name="_31_141">n</text:span><text:span text:style-name="_32_329">o</text:span><text:span text:style-name="_38_05">,</text:span><text:span text:style-name="_39_02"> </text:span><text:span text:style-name="_32_149">l</text:span><text:span text:style-name="_36_25">e</text:span><text:span text:style-name="_31_345">t</text:span><text:span text:style-name="_32_437">'</text:span><text:span text:style-name="_33_13">s</text:span><text:span text:style-name="_39_02"> </text:span><text:span text:style-name="_32_605">h</text:span><text:span text:style-name="_36_61">a</text:span><text:span text:style-name="_31_309">v</text:span><text:span text:style-name="_32_041">e</text:span><text:span text:style-name="_33_"> </text:span><text:span text:style-name="_31_741">a</text:span><text:span text:style-name="_31_803"> </text:span><text:span text:style-name="_38_17">b</text:span><text:span text:style-name="_31_201">u</text:span><text:span text:style-name="_32_473">r</text:span><text:span text:style-name="_38_17">g</text:span><text:span text:style-name="_31_597">l</text:span><text:span text:style-name="_32_149">a</text:span><text:span text:style-name="_35_89">r</text:span><text:span text:style-name="_39_03"> </text:span><text:span text:style-name="_32_101">a</text:span><text:span text:style-name="_38_77">l</text:span><text:span text:style-name="_31_249">a</text:span><text:span text:style-name="_32_437">r</text:span><text:span text:style-name="_32_77">m</text:span><text:span text:style-name="_31_525">.</text:span><text:span text:style-name="_31_803"> </text:span><text:span text:style-name="_32_65">I</text:span><text:span text:style-name="_39_03"> </text:span><text:span text:style-name="_32_641">a</text:span><text:span text:style-name="_33_37">g</text:span><text:span text:style-name="_31_237">r</text:span><text:span text:style-name="_32_065">e</text:span><text:span text:style-name="_32_29">e</text:span><text:span text:style-name="_31_537">d</text:span><text:span text:style-name="_31_802"> </text:span><text:span text:style-name="_38_53">t</text:span><text:span text:style-name="_31_597">o</text:span><text:span text:style-name="_31_803"> </text:span><text:span text:style-name="_38_05">t</text:span><text:span text:style-name="_31_165">h</text:span><text:span text:style-name="_32_653">i</text:span><text:span text:style-name="_32_65">s</text:span><text:span text:style-name="_39_02"> </text:span><text:span text:style-name="_32_581">c</text:span><text:span text:style-name="_37_09">o</text:span><text:span text:style-name="_31_201">m</text:span><text:span text:style-name="_32_293">p</text:span><text:span text:style-name="_38_05">r</text:span><text:span text:style-name="_31_573">o</text:span><text:span text:style-name="_32_581">m</text:span><text:span text:style-name="_33_01">i</text:span><text:span text:style-name="_31_753">s</text:span><text:span text:style-name="_32_437">e</text:span><text:span text:style-name="_38_17">.</text:span><text:span text:style-name="_39_03"> </text:span><text:span text:style-name="_32_401">I</text:span><text:span text:style-name="_32_"> </text:span><text:span text:style-name="_31_681">w</text:span><text:span text:style-name="_32_029">i</text:span><text:span text:style-name="_37_69">l</text:span><text:span text:style-name="_31_141">l</text:span><text:span text:style-name="_31_802"> </text:span><text:span text:style-name="_34_57">e</text:span><text:span text:style-name="_31_777">x</text:span><text:span text:style-name="_32_113">p</text:span><text:span text:style-name="_35_17">l</text:span><text:span text:style-name="_31_165">a</text:span><text:span text:style-name="_32_605">i</text:span><text:span text:style-name="_36_61">n</text:span><text:span text:style-name="_39_02"> </text:span><text:span text:style-name="_32_149">t</text:span><text:span text:style-name="_34_09">h</text:span><text:span text:style-name="_31_237">a</text:span><text:span text:style-name="_32_209">t</text:span><text:span text:style-name="_32_"> </text:span><text:span text:style-name="_31_753">w</text:span><text:span text:style-name="_32_425">h</text:span><text:span text:style-name="_32_65">e</text:span><text:span text:style-name="_31_609">n</text:span><text:span text:style-name="_32_689">e</text:span><text:span text:style-name="_32_41">v</text:span><text:span text:style-name="_31_501">e</text:span><text:span text:style-name="_32_569">r</text:span><text:span text:style-name="_32_"> </text:span><text:span text:style-name="_31_501">I</text:span><text:span text:style-name="_31_802"> </text:span><text:span text:style-name="_36_73">w</text:span><text:span text:style-name="_31_381">a</text:span><text:span text:style-name="_32_209">n</text:span><text:span text:style-name="_38_77">t</text:span><text:span text:style-name="_39_02"> </text:span><text:span text:style-name="_32_221">a</text:span><text:span text:style-name="_33_"> </text:span><text:span text:style-name="_31_753">t</text:span><text:span text:style-name="_32_065">h</text:span><text:span text:style-name="_34_45">i</text:span><text:span text:style-name="_31_597">n</text:span><text:span text:style-name="_32_605">g</text:span><text:span text:style-name="_37_69">,</text:span><text:span text:style-name="_39_03"> </text:span><text:span text:style-name="_32_029">a</text:span><text:span text:style-name="_33_13">n</text:span><text:span text:style-name="_31_417">d</text:span><text:span text:style-name="_31_803"> </text:span><text:span text:style-name="_35_17">M</text:span><text:span text:style-name="_31_177">r</text:span><text:span text:style-name="_32_497">s</text:span><text:span text:style-name="_34_09">.</text:span><text:span text:style-name="_39_02"> </text:span><text:span text:style-name="_32_689">M</text:span><text:span text:style-name="_38_41">c</text:span><text:span text:style-name="_31_309">W</text:span><text:span text:style-name="_32_329">i</text:span><text:span text:style-name="_33_13">l</text:span><text:span text:style-name="_31_777">l</text:span><text:span text:style-name="_32_029">i</text:span><text:span text:style-name="_33_13">a</text:span><text:span text:style-name="_31_357">m</text:span><text:span text:style-name="_32_461">s</text:span><text:span text:style-name="_33_"> </text:span><text:span text:style-name="_31_741">w</text:span><text:span text:style-name="_32_257">a</text:span><text:span text:style-name="_36_37">n</text:span><text:span text:style-name="_31_381">t</text:span><text:span text:style-name="_32_425">s</text:span><text:span text:style-name="_32_"> </text:span><text:span text:style-name="_31_417">a</text:span><text:span text:style-name="_32_065">n</text:span><text:span text:style-name="_36_73">o</text:span><text:span text:style-name="_31_489">t</text:span><text:span text:style-name="_32_329">h</text:span><text:span text:style-name="_37_69">e</text:span><text:span text:style-name="_31_177">r</text:span><text:span text:style-name="_31_803"> </text:span><text:span text:style-name="_37_09">t</text:span><text:span text:style-name="_31_489">h</text:span><text:span text:style-name="_32_425">i</text:span><text:span text:style-name="_37_69">n</text:span><text:span text:style-name="_31_393">g</text:span><text:span text:style-name="_32_497">,</text:span><text:span text:style-name="_32_"> </text:span><text:span text:style-name="_31_669">a</text:span><text:span text:style-name="_32_137">n</text:span><text:span text:style-name="_34_81">d</text:span><text:span text:style-name="_39_02"> </text:span><text:span text:style-name="_32_677">w</text:span><text:span text:style-name="_32_65">e</text:span><text:span text:style-name="_39_02"> </text:span><text:span text:style-name="_32_437">d</text:span><text:span text:style-name="_34_45">e</text:span><text:span text:style-name="_31_525">c</text:span><text:span text:style-name="_32_401">i</text:span><text:span text:style-name="_36_01">d</text:span><text:span text:style-name="_31_717">e</text:span><text:span text:style-name="_31_803"> </text:span><text:span text:style-name="_33_37">u</text:span><text:span text:style-name="_31_381">p</text:span><text:span text:style-name="_32_497">o</text:span><text:span text:style-name="_32_65">n</text:span><text:span text:style-name="_39_02"> </text:span><text:span text:style-name="_32_581">t</text:span><text:span text:style-name="_34_81">h</text:span><text:span text:style-name="_31_237">e</text:span><text:span text:style-name="_31_802"> </text:span><text:span text:style-name="_32_29">t</text:span><text:span text:style-name="_31_669">h</text:span><text:span text:style-name="_32_617">i</text:span><text:span text:style-name="_34_21">n</text:span><text:span text:style-name="_31_165">g</text:span><text:span text:style-name="_31_802"> </text:span><text:span text:style-name="_32_77">t</text:span><text:span text:style-name="_31_357">h</text:span><text:span text:style-name="_32_113">a</text:span><text:span text:style-name="_38_89">t</text:span><text:span text:style-name="_39_03"> </text:span><text:span text:style-name="_32_149">M</text:span><text:span text:style-name="_32_29">r</text:span><text:span text:style-name="_31_129">s</text:span><text:span text:style-name="_32_389">.</text:span><text:span text:style-name="_33_"> </text:span><text:span text:style-name="_31_213">M</text:span><text:span text:style-name="_32_461">c</text:span><text:span text:style-name="_32_77">W</text:span><text:span text:style-name="_31_501">i</text:span><text:span text:style-name="_32_473">l</text:span><text:span text:style-name="_32_29">l</text:span><text:span text:style-name="_31_129">i</text:span><text:span text:style-name="_32_029">a</text:span><text:span text:style-name="_34_93">m</text:span><text:span text:style-name="_31_429">s</text:span><text:span text:style-name="_31_802"> </text:span><text:span text:style-name="_38_05">w</text:span><text:span text:style-name="_31_201">a</text:span><text:span text:style-name="_32_569">n</text:span><text:span text:style-name="_34_57">t</text:span><text:span text:style-name="_31_213">s</text:span><text:span text:style-name="_31_201">--</text:span><text:span text:style-name="_37_81">a</text:span><text:span text:style-name="_31_681">s</text:span><text:span text:style-name="_31_803"> </text:span><text:span text:style-name="_36_73">w</text:span><text:span text:style-name="_31_345">e</text:span><text:span text:style-name="_31_802"> </text:span><text:span text:style-name="_37_09">a</text:span><text:span text:style-name="_31_717">l</text:span><text:span text:style-name="_32_509">w</text:span><text:span text:style-name="_33_01">a</text:span><text:span text:style-name="_31_393">y</text:span><text:span text:style-name="_32_677">s</text:span><text:span text:style-name="_32_"> </text:span><text:span text:style-name="_31_429">d</text:span><text:span text:style-name="_32_065">o</text:span><text:span text:style-name="_33_"> --</text:span><text:span text:style-name="_33_37">s</text:span><text:span text:style-name="_31_141">h</text:span><text:span text:style-name="_32_041">e</text:span><text:span text:style-name="_32_"> </text:span><text:span text:style-name="_31_501">c</text:span><text:span text:style-name="_32_689">a</text:span><text:span text:style-name="_34_45">l</text:span><text:span text:style-name="_31_561">l</text:span><text:span text:style-name="_32_509">s</text:span><text:span text:style-name="_33_"> </text:span><text:span text:style-name="_31_393">t</text:span><text:span text:style-name="_32_029">h</text:span><text:span text:style-name="_33_13">a</text:span><text:span text:style-name="_31_669">t</text:span><text:span text:style-name="_31_803"> </text:span><text:span text:style-name="_36_37">a</text:span><text:span text:style-name="_39_03"> </text:span><text:span text:style-name="_32_677">c</text:span><text:span text:style-name="_36_25">o</text:span><text:span text:style-name="_31_777">m</text:span><text:span text:style-name="_32_317">p</text:span><text:span text:style-name="_38_05">r</text:span><text:span text:style-name="_31_681">o</text:span><text:span text:style-name="_32_689">m</text:span><text:span text:style-name="_32_41">i</text:span><text:span text:style-name="_31_777">s</text:span><text:span text:style-name="_32_425">e</text:span><text:span text:style-name="_38_05">.</text:span><text:span text:style-name="_39_02"> </text:span><text:span text:style-name="_32_641">V</text:span><text:span text:style-name="_33_37">e</text:span><text:span text:style-name="_31_393">r</text:span><text:span text:style-name="_32_617">y</text:span><text:span text:style-name="_32_"> </text:span><text:span text:style-name="_31_213">w</text:span><text:span text:style-name="_32_677">e</text:span><text:span text:style-name="_38_17">l</text:span><text:span text:style-name="_31_753">l</text:span><text:span text:style-name="_32_389">:</text:span><text:span text:style-name="_33_"> </text:span><text:span text:style-name="_31_501">t</text:span><text:span text:style-name="_32_113">h</text:span><text:span text:style-name="_35_17">e</text:span><text:span text:style-name="_39_02"> </text:span><text:span text:style-name="_32_077">m</text:span><text:span text:style-name="_36_97">a</text:span><text:span text:style-name="_31_321">n</text:span><text:span text:style-name="_31_802"> </text:span><text:span text:style-name="_36_97">c</text:span><text:span text:style-name="_31_741">a</text:span><text:span text:style-name="_32_617">m</text:span><text:span text:style-name="_36_97">e</text:span><text:span text:style-name="_39_02"> </text:span><text:span text:style-name="_32_293">u</text:span><text:span text:style-name="_36_61">p</text:span><text:span text:style-name="_39_03"> </text:span><text:span text:style-name="_32_437">f</text:span><text:span text:style-name="_38_05">r</text:span><text:span text:style-name="_31_681">o</text:span><text:span text:style-name="_32_605">m</text:span><text:span text:style-name="_32_"> </text:span><text:span text:style-name="_31_573">N</text:span><text:span text:style-name="_32_461">e</text:span><text:span text:style-name="_35_17">w</text:span><text:span text:style-name="_39_02"> </text:span><text:span text:style-name="_32_617">Y</text:span><text:span text:style-name="_34_45">o</text:span><text:span text:style-name="_31_249">r</text:span><text:span text:style-name="_32_329">k</text:span><text:span text:style-name="_33_"> </text:span><text:span text:style-name="_31_789">a</text:span><text:span text:style-name="_32_293">n</text:span><text:span text:style-name="_38_53">d</text:span><text:span text:style-name="_39_03"> </text:span><text:span text:style-name="_32_149">p</text:span><text:span text:style-name="_38_05">u</text:span><text:span text:style-name="_31_669">t</text:span><text:span text:style-name="_31_802"> </text:span><text:span text:style-name="_37_09">i</text:span><text:span text:style-name="_31_669">n</text:span><text:span text:style-name="_31_802"> </text:span><text:span text:style-name="_33_01">t</text:span><text:span text:style-name="_31_717">h</text:span><text:span text:style-name="_32_677">e</text:span><text:span text:style-name="_33_"> </text:span><text:span text:style-name="_31_321">a</text:span><text:span text:style-name="_32_389">l</text:span><text:span text:style-name="_35_89">a</text:span><text:span text:style-name="_31_417">r</text:span><text:span text:style-name="_32_029">m</text:span><text:span text:style-name="_38_77">,</text:span><text:span text:style-name="_39_02"> </text:span><text:span text:style-name="_32_281">a</text:span><text:span text:style-name="_33_13">n</text:span><text:span text:style-name="_31_345">d</text:span><text:span text:style-name="_31_803"> </text:span><text:span text:style-name="_38_77">c</text:span><text:span text:style-name="_31_237">h</text:span><text:span text:style-name="_32_029">a</text:span><text:span text:style-name="_32_65">r</text:span><text:span text:style-name="_31_609">g</text:span><text:span text:style-name="_32_209">e</text:span><text:span text:style-name="_37_09">d</text:span><text:span text:style-name="_39_02"> </text:span><text:span text:style-name="_32_461">t</text:span><text:span text:style-name="_34_21">h</text:span><text:span text:style-name="_31_489">r</text:span><text:span text:style-name="_32_509">e</text:span><text:span text:style-name="_32_77">e</text:span><text:span text:style-name="_39_02"> </text:span><text:span text:style-name="_32_653">h</text:span><text:span text:style-name="_32_65">u</text:span><text:span text:style-name="_31_573">n</text:span><text:span text:style-name="_32_605">d</text:span><text:span text:style-name="_36_01">r</text:span><text:span text:style-name="_31_177">e</text:span><text:span text:style-name="_32_329">d</text:span><text:span text:style-name="_33_"> </text:span><text:span text:style-name="_31_381">a</text:span><text:span text:style-name="_32_065">n</text:span><text:span text:style-name="_34_09">d</text:span><text:span text:style-name="_39_02"> </text:span><text:span text:style-name="_32_581">t</text:span><text:span text:style-name="_38_77">w</text:span><text:span text:style-name="_31_525">e</text:span><text:span text:style-name="_32_077">n</text:span><text:span text:style-name="_36_37">t</text:span><text:span text:style-name="_31_681">y</text:span><text:span text:style-name="_31_525">-</text:span><text:span text:style-name="_36_73">f</text:span><text:span text:style-name="_31_213">i</text:span><text:span text:style-name="_32_221">v</text:span><text:span text:style-name="_38_17">e</text:span><text:span text:style-name="_39_02"> </text:span><text:span text:style-name="_32_509">d</text:span><text:span text:style-name="_33_49">o</text:span><text:span text:style-name="_31_573">l</text:span><text:span text:style-name="_32_401">l</text:span><text:span text:style-name="_35_17">a</text:span><text:span text:style-name="_31_429">r</text:span><text:span text:style-name="_32_581">s</text:span><text:span text:style-name="_32_"> </text:span><text:span text:style-name="_31_249">f</text:span><text:span text:style-name="_32_617">o</text:span><text:span text:style-name="_34_81">r</text:span><text:span text:style-name="_39_03"> </text:span><text:span text:style-name="_32_569">i</text:span><text:span text:style-name="_38_05">t</text:span><text:span text:style-name="_31_357">,</text:span><text:span text:style-name="_31_802"> </text:span><text:span text:style-name="_38_41">a</text:span><text:span text:style-name="_31_249">n</text:span><text:span text:style-name="_32_041">d</text:span><text:span text:style-name="_32_"> </text:span><text:span text:style-name="_31_597">s</text:span><text:span text:style-name="_32_689">a</text:span><text:span text:style-name="_35_89">i</text:span><text:span text:style-name="_31_681">d</text:span><text:span text:style-name="_31_803"> </text:span><text:span text:style-name="_36_01">w</text:span><text:span text:style-name="_31_249">e</text:span><text:span text:style-name="_31_803"> </text:span><text:span text:style-name="_38_77">c</text:span><text:span text:style-name="_31_705">o</text:span><text:span text:style-name="_32_509">u</text:span><text:span text:style-name="_35_89">l</text:span><text:span text:style-name="_31_129">d</text:span><text:span text:style-name="_31_803"> </text:span><text:span text:style-name="_38_77">s</text:span><text:span text:style-name="_31_537">l</text:span><text:span text:style-name="_32_425">e</text:span><text:span text:style-name="_38_17">e</text:span><text:span text:style-name="_31_717">p</text:span><text:span text:style-name="_31_803"> </text:span><text:span text:style-name="_34_57">w</text:span><text:span text:style-name="_31_129">i</text:span><text:span text:style-name="_32_317">t</text:span><text:span text:style-name="_37_81">h</text:span><text:span text:style-name="_31_393">o</text:span><text:span text:style-name="_32_617">u</text:span><text:span text:style-name="_38_17">t</text:span><text:span text:style-name="_39_03"> </text:span><text:span text:style-name="_32_113">u</text:span><text:span text:style-name="_38_89">n</text:span><text:span text:style-name="_31_417">e</text:span><text:span text:style-name="_32_329">a</text:span><text:span text:style-name="_36_61">s</text:span><text:span text:style-name="_31_345">i</text:span><text:span text:style-name="_32_473">n</text:span><text:span text:style-name="_32_65">e</text:span><text:span text:style-name="_31_417">s</text:span><text:span text:style-name="_32_029">s</text:span><text:span text:style-name="_33_"> </text:span><text:span text:style-name="_31_681">n</text:span><text:span text:style-name="_32_317">o</text:span><text:span text:style-name="_34_21">w</text:span><text:span text:style-name="_31_357">.</text:span><text:span text:style-name="_31_802"> </text:span><text:span text:style-name="_34_81">S</text:span><text:span text:style-name="_31_345">o</text:span><text:span text:style-name="_31_802"> </text:span><text:span text:style-name="_36_37">w</text:span><text:span text:style-name="_31_213">e</text:span><text:span text:style-name="_31_803"> </text:span><text:span text:style-name="_36_37">d</text:span><text:span text:style-name="_31_177">i</text:span><text:span text:style-name="_32_065">d</text:span><text:span text:style-name="_33_"> </text:span><text:span text:style-name="_31_309">f</text:span><text:span text:style-name="_32_509">o</text:span><text:span text:style-name="_34_57">r</text:span><text:span text:style-name="_39_03"> </text:span><text:span text:style-name="_32_281">a</text:span><text:span text:style-name="_38_17">w</text:span><text:span text:style-name="_31_501">h</text:span><text:span text:style-name="_32_281">i</text:span><text:span text:style-name="_34_93">l</text:span><text:span text:style-name="_31_429">e</text:span><text:span text:style-name="_31_789">--</text:span><text:span text:style-name="_34_21">s</text:span><text:span text:style-name="_31_537">a</text:span><text:span text:style-name="_32_281">y</text:span><text:span text:style-name="_32_"> </text:span><text:span text:style-name="_31_381">a</text:span><text:span text:style-name="_31_803"> </text:span><text:span text:style-name="_36_61">m</text:span><text:span text:style-name="_31_393">o</text:span><text:span text:style-name="_32_245">n</text:span><text:span text:style-name="_33_37">t</text:span><text:span text:style-name="_31_753">h</text:span><text:span text:style-name="_32_569">.</text:span><text:span text:style-name="_33_"> </text:span><text:span text:style-name="_31_501">T</text:span><text:span text:style-name="_32_029">h</text:span><text:span text:style-name="_33_13">e</text:span><text:span text:style-name="_31_141">n</text:span><text:span text:style-name="_31_803"> </text:span><text:span text:style-name="_34_09">o</text:span><text:span text:style-name="_31_573">n</text:span><text:span text:style-name="_32_221">e</text:span><text:span text:style-name="_33_"> </text:span><text:span text:style-name="_31_357">n</text:span><text:span text:style-name="_32_497">i</text:span><text:span text:style-name="_32_29">g</text:span><text:span text:style-name="_31_669">h</text:span><text:span text:style-name="_32_401">t</text:span><text:span text:style-name="_33_"> </text:span><text:span text:style-name="_31_201">w</text:span><text:span text:style-name="_32_281">e</text:span><text:span text:style-name="_33_"> </text:span><text:span text:style-name="_31_321">s</text:span><text:span text:style-name="_32_077">m</text:span><text:span text:style-name="_34_45">e</text:span><text:span text:style-name="_31_249">l</text:span><text:span text:style-name="_32_617">l</text:span><text:span text:style-name="_37_69">e</text:span><text:span text:style-name="_31_489">d</text:span><text:span text:style-name="_31_802"> </text:span><text:span text:style-name="_33_49">s</text:span><text:span text:style-name="_31_213">m</text:span><text:span text:style-name="_32_389">o</text:span><text:span text:style-name="_37_09">k</text:span><text:span text:style-name="_31_213">e</text:span><text:span text:style-name="_32_437">,</text:span><text:span text:style-name="_33_"> </text:span><text:span text:style-name="_31_777">a</text:span><text:span text:style-name="_32_473">n</text:span><text:span text:style-name="_33_01">d</text:span><text:span text:style-name="_39_02"> </text:span><text:span text:style-name="_32_581">I</text:span><text:span text:style-name="_33_"> </text:span><text:span text:style-name="_31_669">w</text:span><text:span text:style-name="_32_425">a</text:span><text:span text:style-name="_34_93">s</text:span><text:span text:style-name="_39_02"> </text:span><text:span text:style-name="_32_065">a</text:span><text:span text:style-name="_34_93">d</text:span><text:span text:style-name="_31_345">v</text:span><text:span text:style-name="_32_101">i</text:span><text:span text:style-name="_32_29">s</text:span><text:span text:style-name="_31_597">e</text:span><text:span text:style-name="_32_065">d</text:span><text:span text:style-name="_32_"> </text:span><text:span text:style-name="_31_777">t</text:span><text:span text:style-name="_32_473">o</text:span><text:span text:style-name="_32_"> </text:span><text:span text:style-name="_31_741">g</text:span><text:span text:style-name="_32_317">e</text:span><text:span text:style-name="_34_93">t</text:span><text:span text:style-name="_39_03"> </text:span><text:span text:style-name="_32_461">u</text:span><text:span text:style-name="_38_89">p</text:span><text:span text:style-name="_39_03"> </text:span><text:span text:style-name="_32_677">a</text:span><text:span text:style-name="_34_45">n</text:span><text:span text:style-name="_31_417">d</text:span><text:span text:style-name="_31_802"> </text:span><text:span text:style-name="_35_89">s</text:span><text:span text:style-name="_31_681">e</text:span><text:span text:style-name="_32_473">e</text:span><text:span text:style-name="_32_"> </text:span><text:span text:style-name="_31_705">w</text:span><text:span text:style-name="_32_437">h</text:span><text:span text:style-name="_35_29">a</text:span><text:span text:style-name="_31_165">t</text:span><text:span text:style-name="_31_803"> </text:span><text:span text:style-name="_36_97">t</text:span><text:span text:style-name="_31_417">h</text:span><text:span text:style-name="_32_689">e</text:span><text:span text:style-name="_33_"> </text:span><text:span text:style-name="_31_393">m</text:span><text:span text:style-name="_32_497">a</text:span><text:span text:style-name="_36_01">t</text:span><text:span text:style-name="_31_489">t</text:span><text:span text:style-name="_32_401">e</text:span><text:span text:style-name="_33_37">r</text:span><text:span text:style-name="_39_03"> </text:span><text:span text:style-name="_32_617">w</text:span><text:span text:style-name="_32_41">a</text:span><text:span text:style-name="_31_489">s</text:span><text:span text:style-name="_32_389">.</text:span><text:span text:style-name="_33_"> </text:span><text:span text:style-name="_31_321">I</text:span><text:span text:style-name="_31_803"> </text:span><text:span text:style-name="_32_29">l</text:span><text:span text:style-name="_31_249">i</text:span><text:span text:style-name="_32_317">t</text:span><text:span text:style-name="_32_"> </text:span><text:span text:style-name="_31_537">a</text:span><text:span text:style-name="_31_803"> </text:span><text:span text:style-name="_36_37">c</text:span><text:span text:style-name="_31_321">a</text:span><text:span text:style-name="_32_281">n</text:span><text:span text:style-name="_33_01">d</text:span><text:span text:style-name="_31_489">l</text:span><text:span text:style-name="_32_257">e</text:span><text:span text:style-name="_38_77">,</text:span><text:span text:style-name="_39_03"> </text:span><text:span text:style-name="_32_461">a</text:span><text:span text:style-name="_32_29">n</text:span><text:span text:style-name="_31_417">d</text:span><text:span text:style-name="_31_803"> </text:span><text:span text:style-name="_37_09">s</text:span><text:span text:style-name="_31_393">t</text:span><text:span text:style-name="_32_209">a</text:span><text:span text:style-name="_35_29">r</text:span><text:span text:style-name="_31_213">t</text:span><text:span text:style-name="_32_581">e</text:span><text:span text:style-name="_34_45">d</text:span><text:span text:style-name="_39_03"> </text:span><text:span text:style-name="_32_221">t</text:span><text:span text:style-name="_32_29">o</text:span><text:span text:style-name="_31_309">w</text:span><text:span text:style-name="_32_257">a</text:span><text:span text:style-name="_33_49">r</text:span><text:span text:style-name="_31_681">d</text:span><text:span text:style-name="_31_802"> </text:span><text:span text:style-name="_38_53">t</text:span><text:span text:style-name="_31_129">h</text:span><text:span text:style-name="_32_281">e</text:span><text:span text:style-name="_33_"> </text:span><text:span text:style-name="_31_141">s</text:span><text:span text:style-name="_32_689">t</text:span><text:span text:style-name="_35_89">a</text:span><text:span text:style-name="_31_789">i</text:span><text:span text:style-name="_32_401">r</text:span><text:span text:style-name="_34_09">s</text:span><text:span text:style-name="_31_201">,</text:span><text:span text:style-name="_31_803"> </text:span><text:span text:style-name="_34_09">a</text:span><text:span text:style-name="_31_525">n</text:span><text:span text:style-name="_32_497">d</text:span><text:span text:style-name="_33_"> </text:span><text:span text:style-name="_31_681">m</text:span><text:span text:style-name="_32_281">e</text:span><text:span text:style-name="_38_41">t</text:span><text:span text:style-name="_39_03"> </text:span><text:span text:style-name="_32_029">a</text:span><text:span text:style-name="_33_"> </text:span><text:span text:style-name="_31_501">b</text:span><text:span text:style-name="_32_221">u</text:span><text:span text:style-name="_38_53">r</text:span><text:span text:style-name="_31_741">g</text:span><text:span text:style-name="_32_041">l</text:span><text:span text:style-name="_34_81">a</text:span><text:span text:style-name="_31_309">r</text:span><text:span text:style-name="_31_802"> </text:span><text:span text:style-name="_36_61">c</text:span><text:span text:style-name="_31_669">o</text:span><text:span text:style-name="_32_041">m</text:span><text:span text:style-name="_35_29">i</text:span><text:span text:style-name="_31_741">n</text:span><text:span text:style-name="_32_401">g</text:span><text:span text:style-name="_32_"> </text:span><text:span text:style-name="_31_309">o</text:span><text:span text:style-name="_32_149">u</text:span><text:span text:style-name="_32_41">t</text:span><text:span text:style-name="_39_03"> </text:span><text:span text:style-name="_32_473">o</text:span><text:span text:style-name="_35_89">f</text:span><text:span text:style-name="_39_02"> </text:span><text:span text:style-name="_32_401">a</text:span><text:span text:style-name="_33_"> </text:span><text:span text:style-name="_31_489">r</text:span><text:span text:style-name="_32_677">o</text:span><text:span text:style-name="_36_37">o</text:span><text:span text:style-name="_31_357">m</text:span><text:span text:style-name="_31_802"> </text:span><text:span text:style-name="_32_65">w</text:span><text:span text:style-name="_31_501">i</text:span><text:span text:style-name="_32_461">t</text:span><text:span text:style-name="_37_09">h</text:span><text:span text:style-name="_39_02"> </text:span><text:span text:style-name="_32_425">a</text:span><text:span text:style-name="_33_"> </text:span><text:span text:style-name="_31_141">b</text:span><text:span text:style-name="_32_257">a</text:span><text:span text:style-name="_35_89">s</text:span><text:span text:style-name="_31_309">k</text:span><text:span text:style-name="_32_065">e</text:span><text:span text:style-name="_35_17">t</text:span><text:span text:style-name="_39_02"> </text:span><text:span text:style-name="_32_221">o</text:span><text:span text:style-name="_37_81">f</text:span><text:span text:style-name="_39_02"> </text:span><text:span text:style-name="_32_653">t</text:span><text:span text:style-name="_33_49">i</text:span><text:span text:style-name="_31_417">n</text:span><text:span text:style-name="_32_101">w</text:span><text:span text:style-name="_36_25">a</text:span><text:span text:style-name="_31_321">r</text:span><text:span text:style-name="_32_425">e</text:span><text:span text:style-name="_36_61">,</text:span><text:span text:style-name="_39_03"> </text:span><text:span text:style-name="_32_605">w</text:span><text:span text:style-name="_37_69">h</text:span><text:span text:style-name="_31_525">i</text:span><text:span text:style-name="_32_401">c</text:span><text:span text:style-name="_37_09">h</text:span><text:span text:style-name="_39_03"> </text:span><text:span text:style-name="_32_473">h</text:span><text:span text:style-name="_32_65">e</text:span><text:span text:style-name="_39_02"> </text:span><text:span text:style-name="_32_497">h</text:span><text:span text:style-name="_37_81">a</text:span><text:span text:style-name="_31_561">d</text:span><text:span text:style-name="_31_803"> </text:span><text:span text:style-name="_33_01">m</text:span><text:span text:style-name="_31_669">i</text:span><text:span text:style-name="_32_581">s</text:span><text:span text:style-name="_38_05">t</text:span><text:span text:style-name="_31_705">a</text:span><text:span text:style-name="_32_029">k</text:span><text:span text:style-name="_38_89">e</text:span><text:span text:style-name="_31_165">n</text:span><text:span text:style-name="_31_802"> </text:span><text:span text:style-name="_34_09">f</text:span><text:span text:style-name="_31_429">o</text:span><text:span text:style-name="_32_689">r</text:span><text:span text:style-name="_33_"> </text:span><text:span text:style-name="_31_741">s</text:span><text:span text:style-name="_32_077">o</text:span><text:span text:style-name="_38_77">l</text:span><text:span text:style-name="_31_321">i</text:span><text:span text:style-name="_32_473">d</text:span><text:span text:style-name="_33_"> </text:span><text:span text:style-name="_31_393">s</text:span><text:span text:style-name="_32_149">i</text:span><text:span text:style-name="_37_69">l</text:span><text:span text:style-name="_31_573">v</text:span><text:span text:style-name="_32_041">e</text:span><text:span text:style-name="_38_17">r</text:span><text:span text:style-name="_39_03"> </text:span><text:span text:style-name="_32_113">i</text:span><text:span text:style-name="_34_57">n</text:span><text:span text:style-name="_39_03"> </text:span><text:span text:style-name="_32_569">t</text:span><text:span text:style-name="_32_77">h</text:span><text:span text:style-name="_31_237">e</text:span><text:span text:style-name="_31_802"> </text:span><text:span text:style-name="_37_81">d</text:span><text:span text:style-name="_31_597">a</text:span><text:span text:style-name="_32_509">r</text:span><text:span text:style-name="_37_09">k</text:span><text:span text:style-name="_31_213">.</text:span><text:span text:style-name="_31_802"> </text:span><text:span text:style-name="_38_17">H</text:span><text:span text:style-name="_31_705">e</text:span><text:span text:style-name="_31_803"> </text:span><text:span text:style-name="_35_29">w</text:span><text:span text:style-name="_31_489">a</text:span><text:span text:style-name="_32_293">s</text:span><text:span text:style-name="_32_"> </text:span><text:span text:style-name="_31_489">s</text:span><text:span text:style-name="_32_065">m</text:span><text:span text:style-name="_36_97">o</text:span><text:span text:style-name="_31_237">k</text:span><text:span text:style-name="_32_245">i</text:span><text:span text:style-name="_32_29">n</text:span><text:span text:style-name="_31_357">g</text:span><text:span text:style-name="_31_802"> </text:span><text:span text:style-name="_37_69">a</text:span><text:span text:style-name="_39_03"> </text:span><text:span text:style-name="_32_437">p</text:span><text:span text:style-name="_33_49">i</text:span><text:span text:style-name="_31_237">p</text:span><text:span text:style-name="_32_029">e</text:span><text:span text:style-name="_32_77">.</text:span><text:span text:style-name="_39_03"> </text:span><text:span text:style-name="_32_653">I</text:span><text:span text:style-name="_32_"> </text:span><text:span text:style-name="_31_705">s</text:span><text:span text:style-name="_32_509">a</text:span><text:span text:style-name="_38_05">i</text:span><text:span text:style-name="_31_345">d</text:span><text:span text:style-name="_32_605">,</text:span><text:span text:style-name="_32_"> </text:span><text:span text:style-name="_31_177">'</text:span><text:span text:style-name="_32_401">M</text:span><text:span text:style-name="_35_29">y</text:span><text:span text:style-name="_39_02"> </text:span><text:span text:style-name="_32_149">f</text:span><text:span text:style-name="_34_93">r</text:span><text:span text:style-name="_31_129">i</text:span><text:span text:style-name="_32_437">e</text:span><text:span text:style-name="_34_09">n</text:span><text:span text:style-name="_31_201">d</text:span><text:span text:style-name="_32_077">,</text:span><text:span text:style-name="_32_"> </text:span><text:span text:style-name="_31_177">w</text:span><text:span text:style-name="_32_569">e</text:span><text:span text:style-name="_33_"> </text:span><text:span text:style-name="_31_789">d</text:span><text:span text:style-name="_32_281">o</text:span><text:span text:style-name="_33_"> </text:span><text:span text:style-name="_31_345">n</text:span><text:span text:style-name="_32_329">o</text:span><text:span text:style-name="_32_29">t</text:span><text:span text:style-name="_39_03"> </text:span><text:span text:style-name="_32_581">a</text:span><text:span text:style-name="_36_97">l</text:span><text:span text:style-name="_31_345">l</text:span><text:span text:style-name="_32_293">o</text:span><text:span text:style-name="_34_45">w</text:span><text:span text:style-name="_39_02"> </text:span><text:span text:style-name="_32_605">s</text:span><text:span text:style-name="_36_97">m</text:span><text:span text:style-name="_31_741">o</text:span><text:span text:style-name="_32_641">k</text:span><text:span text:style-name="_35_89">i</text:span><text:span text:style-name="_31_681">n</text:span><text:span text:style-name="_32_689">g</text:span><text:span text:style-name="_33_"> </text:span><text:span text:style-name="_31_777">i</text:span><text:span text:style-name="_32_605">n</text:span><text:span text:style-name="_33_"> </text:span><text:span text:style-name="_31_393">t</text:span><text:span text:style-name="_32_437">h</text:span><text:span text:style-name="_33_37">i</text:span><text:span text:style-name="_31_717">s</text:span><text:span text:style-name="_31_803"> </text:span><text:span text:style-name="_38_41">r</text:span><text:span text:style-name="_31_609">o</text:span><text:span text:style-name="_32_617">o</text:span><text:span text:style-name="_32_77">m</text:span><text:span text:style-name="_31_345">.</text:span><text:span text:style-name="_32_041">'</text:span><text:span text:style-name="_32_"> </text:span><text:span text:style-name="_31_525">H</text:span><text:span text:style-name="_32_329">e</text:span><text:span text:style-name="_33_"> </text:span><text:span text:style-name="_31_789">s</text:span><text:span text:style-name="_32_209">a</text:span><text:span text:style-name="_34_09">i</text:span><text:span text:style-name="_31_129">d</text:span><text:span text:style-name="_31_802"> </text:span><text:span text:style-name="_33_37">h</text:span><text:span text:style-name="_31_177">e</text:span><text:span text:style-name="_31_803"> </text:span><text:span text:style-name="_37_09">w</text:span><text:span text:style-name="_31_177">a</text:span><text:span text:style-name="_32_329">s</text:span><text:span text:style-name="_33_"> </text:span><text:span text:style-name="_31_573">a</text:span><text:span text:style-name="_31_803"> </text:span><text:span text:style-name="_37_09">s</text:span><text:span text:style-name="_31_381">t</text:span><text:span text:style-name="_32_221">r</text:span><text:span text:style-name="_38_89">a</text:span><text:span text:style-name="_31_681">n</text:span><text:span text:style-name="_32_497">g</text:span><text:span text:style-name="_36_73">e</text:span><text:span text:style-name="_31_381">r</text:span><text:span text:style-name="_32_077">,</text:span><text:span text:style-name="_32_"> </text:span><text:span text:style-name="_31_597">a</text:span><text:span text:style-name="_32_581">n</text:span><text:span text:style-name="_36_61">d</text:span><text:span text:style-name="_39_03"> </text:span><text:span text:style-name="_32_581">c</text:span><text:span text:style-name="_36_25">o</text:span><text:span text:style-name="_31_141">u</text:span><text:span text:style-name="_32_569">l</text:span><text:span text:style-name="_35_29">d</text:span><text:span text:style-name="_39_03"> </text:span><text:span text:style-name="_32_605">n</text:span><text:span text:style-name="_38_77">o</text:span><text:span text:style-name="_31_237">t</text:span><text:span text:style-name="_31_802"> </text:span><text:span text:style-name="_38_05">b</text:span><text:span text:style-name="_31_501">e</text:span><text:span text:style-name="_31_802"> </text:span><text:span text:style-name="_32_41">e</text:span><text:span text:style-name="_31_537">x</text:span><text:span text:style-name="_32_389">p</text:span><text:span text:style-name="_36_97">e</text:span><text:span text:style-name="_31_177">c</text:span><text:span text:style-name="_32_617">t</text:span><text:span text:style-name="_38_17">e</text:span><text:span text:style-name="_31_381">d</text:span><text:span text:style-name="_31_803"> </text:span><text:span text:style-name="_33_01">t</text:span><text:span text:style-name="_31_429">o</text:span><text:span text:style-name="_31_802"> </text:span><text:span text:style-name="_36_37">k</text:span><text:span text:style-name="_31_357">n</text:span><text:span text:style-name="_32_617">o</text:span><text:span text:style-name="_32_65">w</text:span><text:span text:style-name="_39_02"> </text:span><text:span text:style-name="_32_281">t</text:span><text:span text:style-name="_35_17">h</text:span><text:span text:style-name="_31_525">e</text:span><text:span text:style-name="_31_802"> </text:span><text:span text:style-name="_35_17">r</text:span><text:span text:style-name="_31_705">u</text:span><text:span text:style-name="_32_245">l</text:span><text:span text:style-name="_35_29">e</text:span><text:span text:style-name="_31_609">s</text:span><text:span text:style-name="_31_803"> </text:span><text:span text:style-name="_35_89">o</text:span><text:span text:style-name="_31_165">f</text:span><text:span text:style-name="_31_802"> </text:span><text:span text:style-name="_37_09">t</text:span><text:span text:style-name="_31_381">h</text:span><text:span text:style-name="_32_209">e</text:span><text:span text:style-name="_32_"> </text:span><text:span text:style-name="_31_429">h</text:span><text:span text:style-name="_32_029">o</text:span><text:span text:style-name="_34_09">u</text:span><text:span text:style-name="_31_717">s</text:span><text:span text:style-name="_32_209">e</text:span><text:span text:style-name="_37_69">:</text:span><text:span text:style-name="_39_02"> </text:span><text:span text:style-name="_32_641">s</text:span><text:span text:style-name="_37_81">a</text:span><text:span text:style-name="_31_573">i</text:span><text:span text:style-name="_32_317">d</text:span><text:span text:style-name="_32_"> </text:span><text:span text:style-name="_31_417">h</text:span><text:span text:style-name="_32_149">e</text:span><text:span text:style-name="_33_"> </text:span><text:span text:style-name="_31_525">h</text:span><text:span text:style-name="_32_029">a</text:span><text:span text:style-name="_32_65">d</text:span><text:span text:style-name="_39_02"> </text:span><text:span text:style-name="_32_209">b</text:span><text:span text:style-name="_37_81">e</text:span><text:span text:style-name="_31_129">e</text:span><text:span text:style-name="_32_509">n</text:span><text:span text:style-name="_32_"> </text:span><text:span text:style-name="_31_417">i</text:span><text:span text:style-name="_32_281">n</text:span><text:span text:style-name="_33_"> </text:span><text:span text:style-name="_31_213">m</text:span><text:span text:style-name="_32_389">a</text:span><text:span text:style-name="_32_77">n</text:span><text:span text:style-name="_31_753">y</text:span><text:span text:style-name="_31_802"> </text:span><text:span text:style-name="_33_49">h</text:span><text:span text:style-name="_31_489">o</text:span><text:span text:style-name="_32_065">u</text:span><text:span text:style-name="_33_49">s</text:span><text:span text:style-name="_31_597">e</text:span><text:span text:style-name="_32_149">s</text:span><text:span text:style-name="_33_"> </text:span><text:span text:style-name="_31_741">j</text:span><text:span text:style-name="_32_677">u</text:span><text:span text:style-name="_36_73">s</text:span><text:span text:style-name="_31_393">t</text:span><text:span text:style-name="_31_802"> </text:span><text:span text:style-name="_36_01">a</text:span><text:span text:style-name="_31_741">s</text:span><text:span text:style-name="_31_803"> </text:span><text:span text:style-name="_32_41">g</text:span><text:span text:style-name="_31_561">o</text:span><text:span text:style-name="_32_437">o</text:span><text:span text:style-name="_33_37">d</text:span><text:span text:style-name="_39_02"> </text:span><text:span text:style-name="_32_473">a</text:span><text:span text:style-name="_33_13">s</text:span><text:span text:style-name="_39_02"> </text:span><text:span text:style-name="_32_281">t</text:span><text:span text:style-name="_34_81">h</text:span><text:span text:style-name="_31_309">i</text:span><text:span text:style-name="_32_617">s</text:span><text:span text:style-name="_33_"> </text:span><text:span text:style-name="_31_681">o</text:span><text:span text:style-name="_32_257">n</text:span><text:span text:style-name="_34_09">e</text:span><text:span text:style-name="_31_249">,</text:span><text:span text:style-name="_31_802"> </text:span><text:span text:style-name="_37_09">a</text:span><text:span text:style-name="_31_537">n</text:span><text:span text:style-name="_32_317">d</text:span><text:span text:style-name="_33_"> </text:span><text:span text:style-name="_31_669">i</text:span><text:span text:style-name="_32_401">t</text:span><text:span text:style-name="_33_"> </text:span><text:span text:style-name="_31_345">h</text:span><text:span text:style-name="_32_689">a</text:span><text:span text:style-name="_38_89">d</text:span><text:span text:style-name="_39_02"> </text:span><text:span text:style-name="_32_329">n</text:span><text:span text:style-name="_36_37">e</text:span><text:span text:style-name="_31_681">v</text:span><text:span text:style-name="_32_029">e</text:span><text:span text:style-name="_34_93">r</text:span><text:span text:style-name="_39_02"> </text:span><text:span text:style-name="_32_329">b</text:span><text:span text:style-name="_33_01">e</text:span><text:span text:style-name="_31_717">e</text:span><text:span text:style-name="_32_113">n</text:span><text:span text:style-name="_32_"> </text:span><text:span text:style-name="_31_393">o</text:span><text:span text:style-name="_32_113">b</text:span><text:span text:style-name="_35_17">j</text:span><text:span text:style-name="_31_789">e</text:span><text:span text:style-name="_32_617">c</text:span><text:span text:style-name="_38_41">t</text:span><text:span text:style-name="_31_237">e</text:span><text:span text:style-name="_32_605">d</text:span><text:span text:style-name="_33_"> </text:span><text:span text:style-name="_31_381">t</text:span><text:span text:style-name="_32_425">o</text:span><text:span text:style-name="_32_"> </text:span><text:span text:style-name="_31_669">b</text:span><text:span text:style-name="_32_329">e</text:span><text:span text:style-name="_35_17">f</text:span><text:span text:style-name="_31_741">o</text:span><text:span text:style-name="_32_617">r</text:span><text:span text:style-name="_36_25">e</text:span><text:span text:style-name="_31_741">.</text:span><text:span text:style-name="_31_803"> </text:span><text:span text:style-name="_38_53">H</text:span><text:span text:style-name="_31_597">e</text:span><text:span text:style-name="_31_802"> </text:span><text:span text:style-name="_33_49">a</text:span><text:span text:style-name="_31_705">d</text:span><text:span text:style-name="_32_245">d</text:span><text:span text:style-name="_32_77">e</text:span><text:span text:style-name="_31_345">d</text:span><text:span text:style-name="_31_802"> </text:span><text:span text:style-name="_35_89">t</text:span><text:span text:style-name="_31_249">h</text:span><text:span text:style-name="_32_509">a</text:span><text:span text:style-name="_33_49">t</text:span><text:span text:style-name="_39_03"> </text:span><text:span text:style-name="_32_245">a</text:span><text:span text:style-name="_36_61">s</text:span><text:span text:style-name="_39_03"> </text:span><text:span text:style-name="_32_617">f</text:span><text:span text:style-name="_37_81">a</text:span><text:span text:style-name="_31_393">r</text:span><text:span text:style-name="_31_803"> </text:span><text:span text:style-name="_34_93">a</text:span><text:span text:style-name="_31_321">s</text:span><text:span text:style-name="_31_802"> </text:span><text:span text:style-name="_37_09">h</text:span><text:span text:style-name="_31_741">i</text:span><text:span text:style-name="_32_569">s</text:span><text:span text:style-name="_32_"> </text:span><text:span text:style-name="_31_381">e</text:span><text:span text:style-name="_32_677">x</text:span><text:span text:style-name="_32_41">p</text:span><text:span text:style-name="_31_609">e</text:span><text:span text:style-name="_32_209">r</text:span><text:span text:style-name="_33_49">i</text:span><text:span text:style-name="_31_489">e</text:span><text:span text:style-name="_32_509">n</text:span><text:span text:style-name="_34_57">c</text:span><text:span text:style-name="_31_489">e</text:span><text:span text:style-name="_31_802"> </text:span><text:span text:style-name="_38_05">w</text:span><text:span text:style-name="_31_669">e</text:span><text:span text:style-name="_32_041">n</text:span><text:span text:style-name="_33_01">t</text:span><text:span text:style-name="_31_249">,</text:span><text:span text:style-name="_31_802"> </text:span><text:span text:style-name="_36_01">s</text:span><text:span text:style-name="_31_609">u</text:span><text:span text:style-name="_32_641">c</text:span><text:span text:style-name="_38_17">h</text:span><text:span text:style-name="_39_03"> </text:span><text:span text:style-name="_32_077">r</text:span><text:span text:style-name="_34_57">u</text:span><text:span text:style-name="_31_501">l</text:span><text:span text:style-name="_32_689">e</text:span><text:span text:style-name="_34_09">s</text:span><text:span text:style-name="_39_03"> </text:span><text:span text:style-name="_32_317">h</text:span><text:span text:style-name="_34_21">a</text:span><text:span text:style-name="_31_609">d</text:span><text:span text:style-name="_31_802"> </text:span><text:span text:style-name="_37_09">n</text:span><text:span text:style-name="_31_213">e</text:span><text:span text:style-name="_32_137">v</text:span><text:span text:style-name="_32_77">e</text:span><text:span text:style-name="_31_525">r</text:span><text:span text:style-name="_31_802"> </text:span><text:span text:style-name="_37_69">b</text:span><text:span text:style-name="_31_537">e</text:span><text:span text:style-name="_32_653">e</text:span><text:span text:style-name="_36_01">n</text:span><text:span text:style-name="_39_03"> </text:span><text:span text:style-name="_32_425">c</text:span><text:span text:style-name="_36_61">o</text:span><text:span text:style-name="_31_717">n</text:span><text:span text:style-name="_32_245">s</text:span><text:span text:style-name="_32_77">i</text:span><text:span text:style-name="_31_309">d</text:span><text:span text:style-name="_32_581">e</text:span><text:span text:style-name="_36_01">r</text:span><text:span text:style-name="_31_525">e</text:span><text:span text:style-name="_32_581">d</text:span><text:span text:style-name="_33_"> </text:span><text:span text:style-name="_31_573">t</text:span><text:span text:style-name="_32_113">o</text:span><text:span text:style-name="_33_"> </text:span><text:span text:style-name="_31_177">a</text:span><text:span text:style-name="_32_437">p</text:span><text:span text:style-name="_38_05">p</text:span><text:span text:style-name="_31_429">l</text:span><text:span text:style-name="_32_461">y</text:span><text:span text:style-name="_32_"> </text:span><text:span text:style-name="_31_429">t</text:span><text:span text:style-name="_32_653">o</text:span><text:span text:style-name="_32_"> </text:span><text:span text:style-name="_31_789">b</text:span><text:span text:style-name="_32_221">u</text:span><text:span text:style-name="_34_09">r</text:span><text:span text:style-name="_31_501">g</text:span><text:span text:style-name="_32_425">l</text:span><text:span text:style-name="_32_29">a</text:span><text:span text:style-name="_31_741">r</text:span><text:span text:style-name="_32_401">s</text:span><text:span text:style-name="_33_01">,</text:span><text:span text:style-name="_39_03"> </text:span><text:span text:style-name="_32_617">a</text:span><text:span text:style-name="_33_01">n</text:span><text:span text:style-name="_31_561">y</text:span><text:span text:style-name="_32_113">w</text:span><text:span text:style-name="_38_17">a</text:span><text:span text:style-name="_31_429">y</text:span><text:span text:style-name="_32_257">.</text:span></text:p>
      <text:p text:style-name="P1"><text:span text:style-name="_34_21">"</text:span><text:span text:style-name="_31_609">I</text:span><text:span text:style-name="_31_803"> </text:span><text:span text:style-name="_36_73">s</text:span><text:span text:style-name="_31_345">a</text:span><text:span text:style-name="_32_041">i</text:span><text:span text:style-name="_33_13">d</text:span><text:span text:style-name="_31_561">:</text:span><text:span text:style-name="_31_803"> </text:span><text:span text:style-name="_34_93">'</text:span><text:span text:style-name="_31_357">S</text:span><text:span text:style-name="_32_437">m</text:span><text:span text:style-name="_36_37">o</text:span><text:span text:style-name="_31_753">k</text:span><text:span text:style-name="_32_041">e</text:span><text:span text:style-name="_33_"> </text:span><text:span text:style-name="_31_501">a</text:span><text:span text:style-name="_32_497">l</text:span><text:span text:style-name="_32_41">o</text:span><text:span text:style-name="_31_393">n</text:span><text:span text:style-name="_32_209">g</text:span><text:span text:style-name="_38_41">,</text:span><text:span text:style-name="_39_02"> </text:span><text:span text:style-name="_32_221">t</text:span><text:span text:style-name="_34_21">h</text:span><text:span text:style-name="_31_165">e</text:span><text:span text:style-name="_32_293">n</text:span><text:span text:style-name="_34_21">,</text:span><text:span text:style-name="_39_03"> </text:span><text:span text:style-name="_32_221">i</text:span><text:span text:style-name="_34_93">f</text:span><text:span text:style-name="_39_02"> </text:span><text:span text:style-name="_32_149">i</text:span><text:span text:style-name="_37_09">t</text:span><text:span text:style-name="_39_03"> </text:span><text:span text:style-name="_32_257">i</text:span><text:span text:style-name="_35_17">s</text:span><text:span text:style-name="_39_03"> </text:span><text:span text:style-name="_32_581">t</text:span><text:span text:style-name="_35_29">h</text:span><text:span text:style-name="_31_681">e</text:span><text:span text:style-name="_31_803"> </text:span><text:span text:style-name="_38_17">c</text:span><text:span text:style-name="_31_789">u</text:span><text:span text:style-name="_32_677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39:02.90</meta:creation-date>
    <dc:title>Haathi</dc:title>
    <meta:editing-duration>PT21M1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10:00:20.61</dc:date>
    <meta:template xlink:type="simple" xlink:actuate="onRequest" xlink:title="Haathi" xlink:href="file:///C:/Users/kwa/AppData/Roaming/OpenOffice/4/user/template/Haathi.ott" meta:date="2016-02-24T09:39:02.53"/>
  </office:meta>
</office:document-meta>
</file>